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84cm"/>
    </style:style>
    <style:style style:name="Tableau4.B" style:family="table-column">
      <style:table-column-properties style:column-width="3.903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366cm"/>
    </style:style>
    <style:style style:name="Tableau6.B" style:family="table-column">
      <style:table-column-properties style:column-width="12.647cm"/>
    </style:style>
    <style:style style:name="Tableau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Preformatted_20_Text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erif" fo:font-size="11pt" style:font-size-asian="11pt" style:font-size-complex="11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Liberation Serif" fo:font-size="11pt" style:font-size-asian="11pt" style:font-size-complex="11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Standard">
      <style:paragraph-properties fo:line-height="150%" style:page-number="auto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>Objet :</text:p>
      <text:p text:style-name="P11"><text:tab/>Le document détaille le cas d'utilisation <text:s/>du suivi d'une commande ou d'un devis.</text:p>
      <text:p text:style-name="P11"/>
      <text:p text:style-name="P11"/>
      <text:p text:style-name="P11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Sébastien DELECRAZ</text:p>
          </table:table-cell>
          <table:table-cell table:style-name="Tableau1.B3" office:value-type="string">
            <text:p text:style-name="P13">Christophe GUIEU</text:p>
            <text:p text:style-name="P13">Éloi PERDEREAU</text:p>
            <text:p text:style-name="P17">Yahya BENTAHILA</text:p>
            <text:p text:style-name="P17">Oumar SISSOKO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18/09/2013</text:p>
          </table:table-cell>
          <table:table-cell table:style-name="Tableau1.B3" office:value-type="string">
            <text:p text:style-name="P14">Approuvé le :24/09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1"/>
      <text:p text:style-name="P11"><text:tab/></text:p>
      <text:p text:style-name="P11"/>
      <text:p text:style-name="P10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Diffusion</text:p>
          </table:table-cell>
          <table:covered-table-cell/>
        </table:table-row>
        <table:table-row>
          <table:table-cell table:style-name="Tableau2.A2" office:value-type="string">
            <text:p text:style-name="P4">À :</text:p>
          </table:table-cell>
          <table:table-cell table:style-name="Tableau2.B3" office:value-type="string">
            <text:p text:style-name="P3">Jack JONES (CuisinAvenir)</text:p>
          </table:table-cell>
        </table:table-row>
        <table:table-row>
          <table:table-cell table:style-name="Tableau2.A2" office:value-type="string">
            <text:p text:style-name="P4">Copie à :</text:p>
          </table:table-cell>
          <table:table-cell table:style-name="Tableau2.B3" office:value-type="string">
            <text:p text:style-name="P9">Yahya BENTAHILA (YSECO)</text:p>
            <text:p text:style-name="P9">Éloi PERDEREAU (YSECO)</text:p>
            <text:p text:style-name="P9">Christophe GUIEU (YSECO)</text:p>
            <text:p text:style-name="P9">Oumar SISSOKO (YSECO)</text:p>
          </table:table-cell>
        </table:table-row>
      </table:table>
      <text:p text:style-name="P11"/>
      <text:p text:style-name="P11"/>
      <text:p text:style-name="P11"/>
      <text:p text:style-name="P10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3">Cas d'utilisation suivre commande</text:p>
          </table:table-cell>
          <table:table-cell table:style-name="Tableau3.B2" office:value-type="string">
            <text:p text:style-name="P3">CU_suivre_commande.odt</text:p>
          </table:table-cell>
        </table:table-row>
      </table:table>
      <text:p text:style-name="P11"/>
      <text:p text:style-name="P11"/>
      <text:p text:style-name="P11"/>
      <text:p text:style-name="P10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</text:p>
          </table:table-cell>
          <table:table-cell table:style-name="Tableau4.A1" office:value-type="string">
            <text:p text:style-name="P5">Date</text:p>
          </table:table-cell>
          <table:table-cell table:style-name="Tableau4.D1" office:value-type="string">
            <text:p text:style-name="P5">Historique des évolutions</text:p>
          </table:table-cell>
        </table:table-row>
        <table:table-row>
          <table:table-cell table:style-name="Tableau4.A4" office:value-type="string">
            <text:p text:style-name="P3">1.0</text:p>
          </table:table-cell>
          <table:table-cell table:style-name="Tableau4.B4" office:value-type="string">
            <text:p text:style-name="P3">Sébastien DELECRAZ</text:p>
          </table:table-cell>
          <table:table-cell table:style-name="Tableau4.C4" office:value-type="string">
            <text:p text:style-name="P3">18/09/2013</text:p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</table:table>
      <text:p text:style-name="P11"/>
      <text:h text:style-name="P18" text:outline-level="1">Cas d'utilisation : Suivre commande</text:h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Standard">Acteur principal</text:p>
          </table:table-cell>
          <table:table-cell table:style-name="Tableau6.B1" office:value-type="string">
            <text:p text:style-name="Standard">Client qui veux suivre sa commande ou devis</text:p>
          </table:table-cell>
        </table:table-row>
        <table:table-row>
          <table:table-cell table:style-name="Tableau6.A2" office:value-type="string">
            <text:p text:style-name="Standard">Objectifs</text:p>
          </table:table-cell>
          <table:table-cell table:style-name="Tableau6.B6" office:value-type="string">
            <text:p text:style-name="Standard">Le client doit pouvoir consulter l'évolution de sa commande ou devis</text:p>
          </table:table-cell>
        </table:table-row>
        <table:table-row>
          <table:table-cell table:style-name="Tableau6.A2" office:value-type="string">
            <text:p text:style-name="Standard">Préconditions</text:p>
          </table:table-cell>
          <table:table-cell table:style-name="Tableau6.B6" office:value-type="string">
            <text:p text:style-name="Standard">Le client dispose d'un numéro de commande ou de devis</text:p>
          </table:table-cell>
        </table:table-row>
        <table:table-row>
          <table:table-cell table:style-name="Tableau6.A2" office:value-type="string">
            <text:p text:style-name="Standard">Postconditions</text:p>
          </table:table-cell>
          <table:table-cell table:style-name="Tableau6.B6" office:value-type="string">
            <text:p text:style-name="Standard">Le client peu consulter l'état de sa commande ou de devis</text:p>
          </table:table-cell>
        </table:table-row>
        <table:table-row>
          <table:table-cell table:style-name="Tableau6.A2" office:value-type="string">
            <text:p text:style-name="Standard">Scénario nominal</text:p>
          </table:table-cell>
          <table:table-cell table:style-name="Tableau6.B6" office:value-type="string">
            <text:list xml:id="list21778182461" text:style-name="L1">
              <text:list-item>
                <text:p text:style-name="P20">Le client saisi son numéro de commande ou de devis depuis l'écran de consultation des commandes. </text:p>
                <text:p text:style-name="P20"/>
              </text:list-item>
              <text:list-item>
                <text:p text:style-name="P20">Le système vérifie l'existence de la commande ou du devis dans la base de donnée</text:p>
                <text:p text:style-name="P20"/>
              </text:list-item>
              <text:list-item>
                <text:p text:style-name="P20">Le système affiche les différentes informations disponible sur la commande ou le devis du client</text:p>
                <text:p text:style-name="P20"/>
              </text:list-item>
              <text:list-item>
                <text:p text:style-name="P20">En cas de devis le client a la possibilité d'écrire une note sur le devis qui pourra être consulté par le vendeur ainsi que de le modifier.</text:p>
              </text:list-item>
            </text:list>
          </table:table-cell>
        </table:table-row>
        <table:table-row>
          <table:table-cell table:style-name="Tableau6.A2" office:value-type="string">
            <text:p text:style-name="Standard">Extensions</text:p>
          </table:table-cell>
          <table:table-cell table:style-name="Tableau6.B6" office:value-type="string">
            <text:p text:style-name="Standard">2.a Si le numéro de commande n'est pas valide</text:p>
            <text:list xml:id="list2114558308" text:style-name="L2">
              <text:list-item>
                <text:p text:style-name="P21">Le système affiche un message d'erreur « numéro de commande non valide »</text:p>
              </text:list-item>
              <text:list-item>
                <text:p text:style-name="P21">Le système revient à l'étape 1 du scénario nominal</text:p>
              </text:list-item>
            </text:list>
            <text:p text:style-name="Standard"/>
            <text:p text:style-name="Standard">2.a Si le numéro de commande est incorrect</text:p>
            <text:list xml:id="list876685325" text:continue-numbering="true" text:style-name="L2">
              <text:list-item>
                <text:p text:style-name="P21">Le système affiche un message d'erreur « numéro de commande incorrect »</text:p>
              </text:list-item>
              <text:list-item>
                <text:p text:style-name="P21">Le système revient à l'étape 1 du scénario nominal</text:p>
              </text:list-item>
            </text:list>
            <text:p text:style-name="Standard"/>
            <text:p text:style-name="Standard">3.a Si le client consulte un devis qui est complètement établi </text:p>
            <text:list xml:id="list1337060044" text:style-name="L3">
              <text:list-item>
                <text:p text:style-name="P22">Le client a la possibilité de transformer son devis en commande.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Table_20_Heading"/>
              <text:p text:style-name="Table_20_Heading">Cas d'utilisation suivre commande</text:p>
              <text:p text:style-name="Table_20_Heading"/>
            </table:table-cell>
            <table:table-cell table:style-name="Tableau5.A1" office:value-type="string">
              <text:p text:style-name="MP2"/>
              <text:p text:style-name="MP2">YSECO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1:58</dc:date>
    <dc:creator>GUIEU Christophe</dc:creator>
    <meta:editing-duration>PT1H27M28S</meta:editing-duration>
    <meta:editing-cycles>19</meta:editing-cycles>
    <meta:generator>LibreOffice/3.5$Linux_x86 LibreOffice_project/350m1$Build-2</meta:generator>
    <dc:title>Fiche d'itération</dc:title>
    <meta:document-statistic meta:table-count="6" meta:image-count="0" meta:object-count="0" meta:page-count="2" meta:paragraph-count="65" meta:word-count="316" meta:character-count="1154" meta:non-whitespace-character-count="1625"/>
  </office:meta>
</office:document-meta>
</file>